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9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99cm"/>
    </style:style>
    <style:style style:name="gr14" style:family="graphic" style:parent-style-name="standard">
      <style:graphic-properties draw:stroke="dash" draw:stroke-dash="Ultrafine_20_Dashed" draw:textarea-vertical-align="middl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5cm" svg:height="0.5cm" svg:x="3.14cm" svg:y="4.9cm">
          <text:p/>
        </draw:rect>
        <draw:rect draw:style-name="gr2" draw:text-style-name="P1" draw:layer="layout" svg:width="0.3cm" svg:height="0.1cm" svg:x="3.04cm" svg:y="5cm">
          <text:p/>
        </draw:rect>
        <draw:rect draw:style-name="gr2" draw:text-style-name="P1" draw:layer="layout" svg:width="0.3cm" svg:height="0.1cm" svg:x="3.04cm" svg:y="5.2cm">
          <text:p/>
        </draw:rect>
        <draw:rect draw:style-name="gr3" draw:text-style-name="P2" draw:layer="layout" svg:width="2.5cm" svg:height="2.3cm" svg:x="1.34cm" svg:y="4.7cm">
          <text:p/>
        </draw:rect>
        <draw:frame draw:style-name="gr4" draw:text-style-name="P3" draw:layer="layout" svg:width="3.44cm" svg:height="0.721cm" svg:x="1.24cm" svg:y="4.7cm">
          <draw:text-box>
            <text:p><text:span text:style-name="T1">Client</text:span></text:p>
          </draw:text-box>
        </draw:frame>
        <draw:rect draw:style-name="gr2" draw:text-style-name="P1" xml:id="id1" draw:id="id1" draw:layer="layout" svg:width="1cm" svg:height="0.3cm" svg:x="3.04cm" svg:y="6.1cm">
          <text:p/>
        </draw:rect>
        <draw:custom-shape draw:style-name="gr5" draw:text-style-name="P4" xml:id="id4" draw:id="id4" draw:layer="layout" svg:width="0.2cm" svg:height="0.2cm" svg:x="4.4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" xml:id="id2" draw:id="id2" draw:layer="layout" svg:width="0.399cm" svg:height="0.177cm" svg:x="4.34cm" svg:y="6.622cm" svg:viewBox="0 0 400 178" svg:d="M0 178c200-400 400 0 400 0">
          <text:p/>
        </draw:path>
        <draw:connector draw:style-name="gr7" draw:text-style-name="P4" draw:layer="layout" svg:x1="4.04cm" svg:y1="6.25cm" svg:x2="4.54cm" svg:y2="6.622cm" draw:start-shape="id1" draw:start-glue-point="1" draw:end-shape="id2" draw:end-glue-point="0" svg:d="M4040 6250h500v372">
          <text:p/>
        </draw:connector>
        <draw:custom-shape draw:style-name="gr8" draw:text-style-name="P4" draw:layer="layout" svg:width="2.5cm" svg:height="0.8cm" svg:x="1.3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44cm" svg:height="0.721cm" svg:x="1.19cm" svg:y="3.68cm">
          <draw:text-box>
            <text:p><text:span text:style-name="T1">LocalRegistry</text:span></text:p>
          </draw:text-box>
        </draw:frame>
        <draw:frame draw:style-name="gr4" draw:text-style-name="P5" draw:layer="layout" svg:width="3.44cm" svg:height="0.721cm" svg:x="1.14cm" svg:y="2.4cm">
          <draw:text-box>
            <text:p><text:span text:style-name="T2">DCVM</text:span></text:p>
          </draw:text-box>
        </draw:frame>
        <draw:rect draw:style-name="gr9" draw:text-style-name="P4" draw:layer="layout" svg:width="4.36cm" svg:height="6.5cm" svg:x="1.14cm" svg:y="2.4cm">
          <text:p/>
        </draw:rect>
        <draw:rect draw:style-name="gr1" draw:text-style-name="P1" draw:layer="layout" svg:width="0.5cm" svg:height="0.5cm" svg:x="8.36cm" svg:y="6.4cm">
          <text:p/>
        </draw:rect>
        <draw:rect draw:style-name="gr2" draw:text-style-name="P1" draw:layer="layout" svg:width="0.3cm" svg:height="0.1cm" svg:x="8.26cm" svg:y="6.5cm">
          <text:p/>
        </draw:rect>
        <draw:rect draw:style-name="gr2" draw:text-style-name="P1" draw:layer="layout" svg:width="0.3cm" svg:height="0.1cm" svg:x="8.26cm" svg:y="6.7cm">
          <text:p/>
        </draw:rect>
        <draw:rect draw:style-name="gr3" draw:text-style-name="P2" draw:layer="layout" svg:width="2.5cm" svg:height="2.3cm" svg:x="6.56cm" svg:y="6.2cm">
          <text:p/>
        </draw:rect>
        <draw:rect draw:style-name="gr2" draw:text-style-name="P1" xml:id="id3" draw:id="id3" draw:layer="layout" svg:width="1cm" svg:height="0.3cm" svg:x="6.36cm" svg:y="7.32cm">
          <text:p/>
        </draw:rect>
        <draw:frame draw:style-name="gr10" draw:text-style-name="P3" draw:layer="layout" svg:width="1.64cm" svg:height="0.721cm" svg:x="6.527cm" svg:y="6.206cm">
          <draw:text-box>
            <text:p><text:span text:style-name="T1">Server</text:span></text:p>
          </draw:text-box>
        </draw:frame>
        <draw:custom-shape draw:style-name="gr8" draw:text-style-name="P4" draw:layer="layout" svg:width="2.5cm" svg:height="0.8cm" svg:x="6.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44cm" svg:height="0.721cm" svg:x="5.95cm" svg:y="3.68cm">
          <draw:text-box>
            <text:p><text:span text:style-name="T1">LocalRegistry</text:span></text:p>
          </draw:text-box>
        </draw:frame>
        <draw:frame draw:style-name="gr4" draw:text-style-name="P5" draw:layer="layout" svg:width="3.44cm" svg:height="0.721cm" svg:x="5.9cm" svg:y="2.4cm">
          <draw:text-box>
            <text:p><text:span text:style-name="T2">DCVM</text:span></text:p>
          </draw:text-box>
        </draw:frame>
        <draw:rect draw:style-name="gr9" draw:text-style-name="P4" draw:layer="layout" svg:width="3.76cm" svg:height="6.5cm" svg:x="5.9cm" svg:y="2.4cm">
          <text:p/>
        </draw:rect>
        <draw:custom-shape draw:style-name="gr8" draw:text-style-name="P4" draw:layer="layout" svg:width="2.69cm" svg:height="0.8cm" svg:x="1.15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3.012cm" svg:height="0.721cm" svg:x="1cm" svg:y="1.44cm">
          <draw:text-box>
            <text:p><text:span text:style-name="T1">GlobalRegistry</text:span></text:p>
          </draw:text-box>
        </draw:frame>
        <draw:custom-shape draw:style-name="gr8" draw:text-style-name="P4" draw:layer="layout" svg:width="2.29cm" svg:height="0.8cm" svg:x="7.35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564cm" svg:height="0.721cm" svg:x="7.2cm" svg:y="1.44cm">
          <draw:text-box>
            <text:p><text:span text:style-name="T1">RMIRegistry</text:span></text:p>
          </draw:text-box>
        </draw:frame>
        <draw:custom-shape draw:style-name="gr8" draw:text-style-name="P4" draw:layer="layout" svg:width="2.45cm" svg:height="0.8cm" svg:x="7.2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2.699cm" svg:height="0.721cm" svg:x="7.1cm" svg:y="0.479cm">
          <draw:text-box>
            <text:p><text:span text:style-name="T1">CyclicBarrier</text:span></text:p>
          </draw:text-box>
        </draw:frame>
        <draw:custom-shape draw:style-name="gr8" draw:text-style-name="P4" draw:layer="layout" svg:width="10.5cm" svg:height="9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44cm" svg:height="0.721cm" svg:x="1.4cm" svg:y="0.3cm">
          <draw:text-box>
            <text:p><text:span text:style-name="T2">localhost</text:span></text:p>
          </draw:text-box>
        </draw:frame>
        <draw:connector draw:style-name="gr14" draw:text-style-name="P4" draw:layer="layout" svg:x1="6.36cm" svg:y1="7.47cm" svg:x2="4.54cm" svg:y2="6.9cm" draw:start-shape="id3" draw:start-glue-point="3" draw:end-shape="id4" draw:end-glue-point="8" svg:d="M6360 7470h-1820v-5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cm" fo:page-height="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ques Malenfant</meta:initial-creator>
    <meta:creation-date>2015-09-14T16:39:41</meta:creation-date>
    <dc:date>2015-09-18T15:49:58</dc:date>
    <dc:creator>Jacques Malenfant</dc:creator>
    <meta:editing-duration>PT1H4M7S</meta:editing-duration>
    <meta:editing-cycles>12</meta:editing-cycles>
    <meta:generator>OpenOffice/4.1.1$Unix OpenOffice.org_project/411m6$Build-9775</meta:generator>
    <meta:document-statistic meta:object-count="32"/>
  </office:meta>
</office:document-meta>
</file>